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Roboto" svg:font-family="Roboto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59cm" style:page-number="auto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8" style:family="table-row">
      <style:table-row-properties style:min-row-height="3.06cm"/>
    </style:style>
    <style:style style:name="Таблица1.9" style:family="table-row">
      <style:table-row-properties style:min-row-height="0.901cm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0" style:family="paragraph" style:parent-style-name="Text_20_body">
      <style:text-properties fo:language="ru" fo:country="RU" officeooo:rsid="0001fc9f" officeooo:paragraph-rsid="0001fc9f"/>
    </style:style>
    <style:style style:name="P11" style:family="paragraph" style:parent-style-name="Table_20_Contents">
      <style:text-properties fo:language="ru" fo:country="RU" fo:font-weight="normal" officeooo:rsid="000d8807" officeooo:paragraph-rsid="000ac91d" style:font-weight-asian="normal" style:font-weight-complex="normal"/>
    </style:style>
    <style:style style:name="P12" style:family="paragraph" style:parent-style-name="Table_20_Contents">
      <style:text-properties fo:language="ru" fo:country="RU" fo:font-weight="normal" officeooo:rsid="000c9e77" officeooo:paragraph-rsid="000c9e77" style:font-weight-asian="normal" style:font-weight-complex="normal"/>
    </style:style>
    <style:style style:name="P13" style:family="paragraph" style:parent-style-name="Table_20_Contents">
      <style:text-properties fo:language="ru" fo:country="RU" officeooo:rsid="000e1c22" officeooo:paragraph-rsid="000e1c22"/>
    </style:style>
    <style:style style:name="P14" style:family="paragraph" style:parent-style-name="Table_20_Contents">
      <style:text-properties fo:language="ru" fo:country="RU" officeooo:rsid="000e8e86" officeooo:paragraph-rsid="000e8e86"/>
    </style:style>
    <style:style style:name="P15" style:family="paragraph" style:parent-style-name="Table_20_Contents">
      <style:text-properties fo:language="ru" fo:country="RU" officeooo:rsid="0010237f" officeooo:paragraph-rsid="0010237f"/>
    </style:style>
    <style:style style:name="P16" style:family="paragraph" style:parent-style-name="Table_20_Contents">
      <style:text-properties officeooo:paragraph-rsid="000ac91d"/>
    </style:style>
    <style:style style:name="P17" style:family="paragraph" style:parent-style-name="Table_20_Contents">
      <style:text-properties style:font-name="Liberation Serif" fo:font-size="12pt" officeooo:paragraph-rsid="000ac91d" style:font-size-asian="12pt" style:font-size-complex="12pt"/>
    </style:style>
    <style:style style:name="P18" style:family="paragraph" style:parent-style-name="Table_20_Contents">
      <style:text-properties officeooo:paragraph-rsid="0003eb4a"/>
    </style:style>
    <style:style style:name="P19" style:family="paragraph" style:parent-style-name="Table_20_Contents">
      <style:text-properties officeooo:paragraph-rsid="000e1c22"/>
    </style:style>
    <style:style style:name="P20" style:family="paragraph" style:parent-style-name="Table_20_Contents">
      <style:text-properties officeooo:rsid="0010237f" officeooo:paragraph-rsid="0010237f"/>
    </style:style>
    <style:style style:name="P2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0c80e8" officeooo:paragraph-rsid="000ac91d"/>
    </style:style>
    <style:style style:name="P22" style:family="paragraph" style:parent-style-name="Text_20_body">
      <style:text-properties officeooo:paragraph-rsid="000ac91d"/>
    </style:style>
    <style:style style:name="P23" style:family="paragraph" style:parent-style-name="Text_20_body" style:list-style-name="L3">
      <style:paragraph-properties fo:margin-left="0cm" fo:margin-right="0cm" fo:margin-top="0.132cm" fo:margin-bottom="0.265cm" style:contextual-spacing="false" fo:line-height="14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3eb4a"/>
    </style:style>
    <style:style style:name="T6" style:family="text">
      <style:text-properties fo:language="ru" fo:country="RU" fo:font-weight="normal" officeooo:rsid="000ac91d" style:font-weight-asian="normal" style:font-weight-complex="normal"/>
    </style:style>
    <style:style style:name="T7" style:family="text">
      <style:text-properties fo:language="ru" fo:country="RU" fo:font-weight="normal" officeooo:rsid="000d8807" style:font-weight-asian="normal" style:font-weight-complex="normal"/>
    </style:style>
    <style:style style:name="T8" style:family="text">
      <style:text-properties fo:language="ru" fo:country="RU" fo:font-weight="normal" officeooo:rsid="000c9e77" style:font-weight-asian="normal" style:font-weight-complex="normal"/>
    </style:style>
    <style:style style:name="T9" style:family="text">
      <style:text-properties fo:language="ru" fo:country="RU" fo:font-weight="normal" officeooo:rsid="00139727" style:font-weight-asian="normal" style:font-weight-complex="normal"/>
    </style:style>
    <style:style style:name="T10" style:family="text">
      <style:text-properties fo:language="ru" fo:country="RU" officeooo:rsid="0010237f"/>
    </style:style>
    <style:style style:name="T11" style:family="text">
      <style:text-properties officeooo:rsid="00075e36"/>
    </style:style>
    <style:style style:name="T12" style:family="text">
      <style:text-properties officeooo:rsid="00084f15"/>
    </style:style>
    <style:style style:name="T13" style:family="text">
      <style:text-properties fo:font-variant="normal" fo:text-transform="none" fo:color="#172b53" loext:opacity="100%" style:font-name="Liberation Serif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172b53" loext:opacity="100%" style:font-name="Liberation Serif" fo:font-size="12pt" fo:letter-spacing="normal" fo:font-style="normal" fo:font-weight="bold" officeooo:rsid="000c9e77" style:font-size-asian="12pt" style:font-size-complex="12pt"/>
    </style:style>
    <style:style style:name="T15" style:family="text">
      <style:text-properties fo:font-variant="normal" fo:text-transform="none" fo:color="#172b53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172b53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172b53" loext:opacity="100%" style:font-name="Liberation Serif" fo:font-size="12pt" fo:letter-spacing="normal" fo:font-style="normal" fo:font-weight="normal" officeooo:rsid="000c9e77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72b53" loext:opacity="100%" style:font-name="Liberation Serif" fo:font-size="12pt" fo:letter-spacing="normal" fo:language="ru" fo:country="RU" fo:font-style="normal" fo:font-weight="normal" officeooo:rsid="000ac91d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172b53" loext:opacity="100%" style:font-name="Liberation Serif" fo:font-size="12pt" fo:letter-spacing="normal" fo:language="en" fo:country="US" fo:font-style="normal" fo:font-weight="normal" officeooo:rsid="000ac91d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124" loext:opacity="100%" style:font-name="Liberation Serif" fo:font-size="12pt" fo:letter-spacing="normal" fo:language="ru" fo:country="RU" fo:font-style="normal" fo:font-weight="normal" officeooo:rsid="000ac91d" style:font-size-asian="12pt" style:font-size-complex="12pt"/>
    </style:style>
    <style:style style:name="T21" style:family="text">
      <style:text-properties fo:font-variant="normal" fo:text-transform="none" fo:color="#202124" loext:opacity="100%" style:font-name="Liberation Serif" fo:font-size="12pt" fo:letter-spacing="normal" fo:language="ru" fo:country="RU" fo:font-style="normal" fo:font-weight="normal" officeooo:rsid="000ac91d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02124" loext:opacity="100%" style:font-name="Liberation Serif" fo:font-size="12pt" fo:letter-spacing="normal" fo:language="ru" fo:country="RU" fo:font-style="normal" fo:font-weight="bold" officeooo:rsid="000ac91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02124" loext:opacity="100%" style:font-name="Liberation Serif" fo:font-size="12pt" fo:letter-spacing="normal" fo:language="ru" fo:country="RU" fo:font-style="normal" fo:font-weight="bold" officeooo:rsid="000ac91d" style:font-size-asian="12pt" style:font-size-complex="12pt"/>
    </style:style>
    <style:style style:name="T24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26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333333" loext:opacity="100%" style:font-name="Roboto" fo:font-size="12pt" fo:letter-spacing="normal" fo:font-style="normal" fo:font-weight="normal" style:font-size-asian="12pt" style:font-size-complex="12pt"/>
    </style:style>
    <style:style style:name="T28" style:family="text">
      <style:text-properties officeooo:rsid="000ac91d"/>
    </style:style>
    <style:style style:name="T29" style:family="text">
      <style:text-properties style:font-name="Liberation Serif" fo:font-size="12pt" fo:language="ru" fo:country="RU" officeooo:rsid="000f33b3" style:font-size-asian="12pt" style:font-size-complex="12pt"/>
    </style:style>
    <style:style style:name="T30" style:family="text">
      <style:text-properties style:font-name="Liberation Serif" fo:font-size="12pt" fo:language="ru" fo:country="RU" officeooo:rsid="0010237f" style:font-size-asian="12pt" style:font-size-complex="12pt"/>
    </style:style>
    <style:style style:name="T31" style:family="text">
      <style:text-properties style:font-name="Liberation Serif" fo:font-size="12pt" fo:language="ru" fo:country="RU" fo:font-weight="normal" officeooo:rsid="000ac91d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language="ru" fo:country="RU" fo:font-weight="normal" officeooo:rsid="000f33b3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ru" fo:country="RU" fo:font-weight="normal" officeooo:rsid="000cd128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ru" fo:country="RU" fo:font-weight="normal" officeooo:rsid="000e1c22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language="ru" fo:country="RU" fo:font-weight="normal" officeooo:rsid="00112731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language="ru" fo:country="RU" fo:font-weight="normal" officeooo:rsid="0012d09f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language="ru" fo:country="RU" fo:font-style="normal" fo:font-weight="normal" officeooo:rsid="0012d09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ru" fo:country="RU" fo:font-style="normal" fo:font-weight="normal" officeooo:rsid="000e1c2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language="ru" fo:country="RU" officeooo:rsid="0010237f" style:font-size-asian="12pt" style:font-size-complex="12pt"/>
    </style:style>
    <style:style style:name="T42" style:family="text">
      <style:text-properties officeooo:rsid="000c9e7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веты нужно давать лаконичные, <text:span text:style-name="T11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74140938368"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3">Дубровский Владимир Александрович</text:p>
          </table:table-cell>
        </table:table-row>
        <table:table-row table:style-name="TableLine2474140928032">
          <table:table-cell table:style-name="Таблица1.A2" table:number-columns-spanned="2" office:value-type="string">
            <text:p text:style-name="P9">Java</text:p>
          </table:table-cell>
          <table:covered-table-cell/>
        </table:table-row>
        <table:table-row table:style-name="TableLine2474140939184"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21">Это возможность, позволяющая подклассу обеспечить специфическую реализацию метода, уже реализованного в родительском классе.</text:p>
          </table:table-cell>
        </table:table-row>
        <table:table-row table:style-name="TableLine2474140928848"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7"><text:span text:style-name="T6">Не вложенные <text:s/>-</text:span></text:p>
            <text:p text:style-name="P22"><text:span text:style-name="T21">базовый </text:span><text:span text:style-name="T22">, </text:span><text:span text:style-name="T21">п</text:span><text:span text:style-name="T24">роизводный</text:span><text:span text:style-name="T20">, а</text:span><text:span text:style-name="T24">бстрактный</text:span><text:span text:style-name="T23">, </text:span><text:span text:style-name="T20">и</text:span><text:span text:style-name="T24">нтерфейс</text:span><text:span text:style-name="T31"><text:line-break/>Вложенные <text:s/>- </text:span><text:span text:style-name="Emphasis"><text:span text:style-name="Strong_20_Emphasis"><text:span text:style-name="T16">внутренние классы, статические классы</text:span></text:span></text:span><text:span text:style-name="Emphasis"><text:span text:style-name="T16">, </text:span></text:span><text:span text:style-name="Emphasis"><text:span text:style-name="T18">л</text:span></text:span><text:span text:style-name="Emphasis"><text:span text:style-name="Strong_20_Emphasis"><text:span text:style-name="T16">окальные классы</text:span></text:span></text:span><text:span text:style-name="Emphasis"><text:span text:style-name="T16">, </text:span></text:span><text:span text:style-name="Emphasis"><text:span text:style-name="T18">а</text:span></text:span><text:span text:style-name="Emphasis"><text:span text:style-name="Strong_20_Emphasis"><text:span text:style-name="T16">нонимные классы</text:span></text:span></text:span><text:span text:style-name="Emphasis"><text:span text:style-name="T16">.</text:span></text:span></text:p>
          </table:table-cell>
        </table:table-row>
        <table:table-row table:style-name="TableLine2474140939728"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6"><text:span text:style-name="T6">Класс — </text:span><text:span text:style-name="T8">запрещает наследование данного класса.</text:span><text:span text:style-name="T7"><text:line-break/></text:span><text:span text:style-name="T6">Метод - </text:span><text:span text:style-name="T7"><text:s/></text:span><text:span text:style-name="T6">запрещает </text:span><text:span text:style-name="T7">переопределение</text:span><text:span text:style-name="T19"> </text:span><text:span text:style-name="T18">метода</text:span><text:span text:style-name="T16"> в подклассах.</text:span></text:p>
            <text:p text:style-name="P11"><text:span text:style-name="T42">Примитивная п</text:span><text:span text:style-name="T28">еременная - </text:span>это запретит изменение значения переменной.</text:p>
            <text:p text:style-name="P12">Ссылочная переменная — запретит изменение ссылки переменной (значение можно менять)</text:p>
          </table:table-cell>
        </table:table-row>
        <table:table-row table:style-name="TableLine2474140929120"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list xml:id="list3696207446" text:style-name="L3">
              <text:list-header>
                <text:p text:style-name="P23"><text:span text:style-name="Strong_20_Emphasis"><text:span text:style-name="T17">t</text:span></text:span><text:span text:style-name="Strong_20_Emphasis"><text:span text:style-name="T16">ry</text:span></text:span><text:span text:style-name="Strong_20_Emphasis"><text:span text:style-name="T13"> </text:span></text:span><text:span text:style-name="T15">– определяет блок кода, в котором может произойти исключение.</text:span></text:p>
              </text:list-header>
            </text:list>
          </table:table-cell>
        </table:table-row>
        <table:table-row table:style-name="TableLine2474140931296">
          <table:table-cell table:style-name="Таблица1.A3" office:value-type="string">
            <text:p text:style-name="P18"><text:span text:style-name="T5">Какие есть стандартные реализации интерфейса </text:span><text:span text:style-name="T2">List </text:span><text:span text:style-name="T5">и в каких ситуациях их нужно использовать?</text:span></text:p>
          </table:table-cell>
          <table:table-cell table:style-name="Таблица1.A2" office:value-type="string">
            <text:p text:style-name="P19"><text:span text:style-name="T29">1. </text:span><text:span text:style-name="Strong_20_Emphasis"><text:span text:style-name="T32">ArrayList — </text:span></text:span><text:span text:style-name="Strong_20_Emphasis"><text:span text:style-name="T33">«оптимизированный» массив.</text:span></text:span><text:span text:style-name="Strong_20_Emphasis"><text:span text:style-name="T32"> </text:span></text:span><text:span text:style-name="Strong_20_Emphasis"><text:span text:style-name="T33">Лучше всего использовать при частом изменении и «взятии» объектов внутри массива. Теряет эффективность при вставке элементов в середину массива. </text:span></text:span></text:p>
            <text:p text:style-name="P19"><text:span text:style-name="Strong_20_Emphasis"><text:span text:style-name="T33">Наибольшая продуктивность с большими коллекциями, </text:span></text:span><text:span text:style-name="Strong_20_Emphasis"><text:span text:style-name="T34">со статическим размером или малыми коллекциями.</text:span></text:span><text:span text:style-name="Strong_20_Emphasis"><text:span text:style-name="T35"><text:line-break/>2. LinkedList — двусвязный список. </text:span></text:span><text:span text:style-name="Strong_20_Emphasis"><text:span text:style-name="T33">Не</text:span></text:span><text:span text:style-name="Strong_20_Emphasis"><text:span text:style-name="T36"> </text:span></text:span><text:span text:style-name="Strong_20_Emphasis"><text:span text:style-name="T33">требует переписывания при вставке элементов в середину, но не обеспечивает быстрого доступа к таким элементам. Наибольшая продуктивность при работе с большими коллекциями.</text:span></text:span><text:span text:style-name="Strong_20_Emphasis"><text:span text:style-name="T36"><text:line-break/>3. Vector — синхронизованный </text:span></text:span><text:span text:style-name="Strong_20_Emphasis"><text:span text:style-name="T34">динамический массив</text:span></text:span><text:span text:style-name="Strong_20_Emphasis"><text:span text:style-name="T36">. </text:span></text:span><text:span text:style-name="Strong_20_Emphasis"><text:span text:style-name="T34">Большей частью устарел, так что лучше не использовать.</text:span></text:span></text:p>
            <text:p text:style-name="P19"><text:span text:style-name="Strong_20_Emphasis"><text:span text:style-name="T38">Полезен </text:span></text:span><text:span text:style-name="Strong_20_Emphasis"><text:span text:style-name="T37">в том случае, если мы изначально не знаем сколько именно элементов в массиве данных. Мы можем добавлять новые элементы в процессе работы программы.</text:span></text:span></text:p>
          </table:table-cell>
        </table:table-row>
        <table:table-row table:style-name="Таблица1.8"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9"><text:span text:style-name="T10">Улучшить читаемость кода и </text:span><text:span text:style-name="T25">упростить</text:span><text:span text:style-name="T26"> </text:span><text:span text:style-name="T25">обработку</text:span><text:span text:style-name="T26"> </text:span><text:span text:style-name="T25">данных.</text:span></text:p>
          </table:table-cell>
        </table:table-row>
        <text:soft-page-break/>
        <table:table-row table:style-name="Таблица1.9"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 table:style-name="TableLine2474140931840"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4">Быстрая скорость вычислений, наименьшее количество коллизий.</text:p>
          </table:table-cell>
        </table:table-row>
        <table:table-row table:style-name="TableLine2474140947072"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5">Кодировка содержит большую часть символов различных письменностей мира, позволяя использовать одну кодировку для разных языков, избегая проблему неправильной кодировки.</text:p>
          </table:table-cell>
        </table:table-row>
        <table:table-row table:style-name="TableLine2474140948160">
          <table:table-cell table:style-name="Таблица1.A3" office:value-type="string">
            <text:p text:style-name="P8"><text:span text:style-name="T12">Сравните форматы </text:span><text:span text:style-name="T3">XML </text:span><text:span text:style-name="T12">и </text:span><text:span text:style-name="T3">JSON. </text:span><text:span text:style-name="T12">Когда какой использовать?</text:span></text:p>
          </table:table-cell>
          <table:table-cell table:style-name="Таблица1.A2" office:value-type="string">
            <text:p text:style-name="P20">JSON <text:span text:style-name="T4">проще читается, используется для обмена данными.<text:line-break/></text:span><text:span text:style-name="T1">XML </text:span><text:span text:style-name="T4">используется для разметки документов и метаданных.</text:span></text:p>
          </table:table-cell>
        </table:table-row>
        <table:table-row table:style-name="TableLine2474140954144"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4">Запрос <text:span text:style-name="T1">DNS </text:span>серверу, <text:span text:style-name="T1">DNS </text:span>возвращает <text:span text:style-name="T1">IP – </text:span>адрес сайта, отправка запроса по<text:span text:style-name="T1"> IP</text:span> адресу.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Roboto" svg:font-family="Roboto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5-14T18:41:45.034000000</dc:date>
    <meta:editing-duration>PT20M10S</meta:editing-duration>
    <meta:editing-cycles>5</meta:editing-cycles>
    <meta:document-statistic meta:table-count="1" meta:image-count="0" meta:object-count="0" meta:page-count="2" meta:paragraph-count="30" meta:word-count="322" meta:character-count="2537" meta:non-whitespace-character-count="2234"/>
  </office:meta>
</office:document-meta>
</file>